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0ec1b2" officeooo:paragraph-rsid="000ec1b2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100595" officeooo:paragraph-rsid="00100595"/>
    </style:style>
    <style:style style:name="T1" style:family="text">
      <style:text-properties officeooo:rsid="0010059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84311260" text:style-name="L1">
        <text:list-item>
          <text:p text:style-name="P3">What site is this? (Is it clear enough?)</text:p>
        </text:list-item>
      </text:list>
      <text:p text:style-name="P2"/>
      <text:p text:style-name="P2"><text:tab/><text:span text:style-name="T1">La pagina es de alquiles de coches, se puede ver claramente ya que el propio titulo lo indica <text:tab/>y toda la informacion de la landing page nos informa de los alquileres</text:span></text:p>
      <text:p text:style-name="P2"/>
      <text:list xml:id="list103843999461589" text:continue-numbering="true" text:style-name="L1">
        <text:list-item>
          <text:p text:style-name="P3">Does it follow conventions?</text:p>
          <text:list>
            <text:list-item>
              <text:p text:style-name="P3">Menus, logos, content,…</text:p>
            </text:list-item>
            <text:list-item>
              <text:p text:style-name="P3">Are elements clear enough? (Search inputs, icons, social networks,…)</text:p>
            </text:list-item>
          </text:list>
        </text:list-item>
      </text:list>
      <text:p text:style-name="P4"/>
      <text:p text:style-name="P4"><text:tab/><text:span text:style-name="T1">Creo que la pagina sigue las convenciones por regla general pero con excepciones.</text:span></text:p>
      <text:p text:style-name="P4"><text:tab/><text:span text:style-name="T1">Tiene una barra en la parte superior de la pagina donde sale el logo con los botones mas <text:tab/>importantes, debajo de eso tiene la opcion de alquiler seguido de enlaces de informacion, <text:tab/>ofertas y ese tipo de cosas, finalmente el footer de la pagina tiene enlaces para ayudar al <text:tab/>cliente ademas de destinos populares y finalmente los enlaces a redes sociales.</text:span></text:p>
      <text:p text:style-name="P4"/>
      <text:p text:style-name="P5"><text:tab/>La pega es que no tiene ninguna barra de busqueda.</text:p>
      <text:p text:style-name="P4"/>
      <text:list xml:id="list103844682002108" text:continue-numbering="true" text:style-name="L1">
        <text:list-item>
          <text:p text:style-name="P3">Is the hierarchy evident (sections, subsections,…)? Can I see the major sections of the site? What options do I have at this level of the hierarchy?</text:p>
        </text:list-item>
      </text:list>
      <text:p text:style-name="P2"><text:tab/></text:p>
      <text:p text:style-name="P2"><text:tab/><text:span text:style-name="T1">La parte mas importante de la pagina podria considerarse la barra superior asi como la <text:tab/>opcion principal de alquiler en donde se ven los enlaces a las opciones principales de la <text:tab/>pagina lo cual es bastante evidente a simple vista</text:span></text:p>
      <text:p text:style-name="P2"><text:tab/></text:p>
      <text:list xml:id="list103844279783651" text:continue-numbering="true" text:style-name="L1">
        <text:list-item>
          <text:p text:style-name="P3">Are the pages divided in well defined sections / layers?</text:p>
        </text:list-item>
      </text:list>
      <text:p text:style-name="P2"/>
      <text:p text:style-name="P2"><text:tab/><text:span text:style-name="T1">Aunque estan divididas en secciones las cajas de texto de los enlaces no cubren la imagen <text:tab/>completa por lo que entre una imagen y otra se ven huecos con la imagen y no queda <text:tab/>demasiado estetico</text:span></text:p>
      <text:p text:style-name="P2"/>
      <text:list xml:id="list103843851859258" text:continue-numbering="true" text:style-name="L1">
        <text:list-item>
          <text:p text:style-name="P3">Can you distinguish links and buttons?</text:p>
        </text:list-item>
      </text:list>
      <text:p text:style-name="P2"><text:tab/></text:p>
      <text:p text:style-name="P2"><text:tab/><text:span text:style-name="T1">Aunque se pueden distinguir facilmente los botones no muestran el texto adecuadamente ya <text:tab/>que al pasar el raton por encima de ellos se subraya el texto y si tiene mas de una linea la <text:tab/>raya se superpone al texto de abajo</text:span></text:p>
      <text:p text:style-name="P2"><text:tab/></text:p>
      <text:list xml:id="list103845149525770" text:continue-numbering="true" text:style-name="L1">
        <text:list-item>
          <text:p text:style-name="P3">Is there any content that distracts the user?</text:p>
        </text:list-item>
      </text:list>
      <text:p text:style-name="P2"/>
      <text:p text:style-name="P2"><text:tab/><text:span text:style-name="T1">En general los colores de fondo y utilizados para toda la pagina pueden resultar muy <text:tab/>invasivos</text:span></text:p>
      <text:p text:style-name="P2"/>
      <text:list xml:id="list103843429974208" text:continue-numbering="true" text:style-name="L1">
        <text:list-item>
          <text:p text:style-name="P3">Is the content structured?</text:p>
        </text:list-item>
      </text:list>
      <text:p text:style-name="P2"/>
      <text:p text:style-name="P2"><text:tab/><text:span text:style-name="T1">El contenido de la barra superior deberia modificarse para que mostrara los botones <text:tab/>correctamente</text:span></text:p>
      <text:p text:style-name="P2"/>
      <text:list xml:id="list103844251261545" text:continue-numbering="true" text:style-name="L1">
        <text:list-item>
          <text:p text:style-name="P1"><text:soft-page-break/>Are there any search options? Are they clear enough?</text:p>
        </text:list-item>
      </text:list>
      <text:p text:style-name="Standard"><text:tab/><text:span text:style-name="T1">No hay ninguna opcion de busqueda, si quieres encontrar algo hay que navegar por la pagin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0:16:22.338625668</meta:creation-date>
    <dc:date>2021-09-30T10:38:43.104275273</dc:date>
    <meta:editing-duration>PT1M</meta:editing-duration>
    <meta:editing-cycles>1</meta:editing-cycles>
    <meta:document-statistic meta:table-count="0" meta:image-count="0" meta:object-count="0" meta:page-count="2" meta:paragraph-count="24" meta:word-count="375" meta:character-count="2120" meta:non-whitespace-character-count="1749"/>
    <meta:generator>LibreOffice/7.0.4.2$Linux_X86_64 LibreOffice_project/00$Build-2</meta:generator>
  </office:meta>
</office:document-meta>
</file>